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6354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21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21"/>
    <style:style style:name="ce10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API 2.0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Default"/>
        <table:table-row table:style-name="ro1">
          <table:table-cell table:style-name="ce1" office:value-type="string">
            <text:p>d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rain.3h</text:p>
          </table:table-cell>
          <table:table-cell table:style-name="ce1" office:value-type="string">
            <text:p>clouds.all</text:p>
          </table:table-cell>
          <table:table-cell table:style-name="ce1" office:value-type="string">
            <text:p>img</text:p>
          </table:table-cell>
          <table:table-cell/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rain.1h</text:p>
          </table:table-cell>
          <table:table-cell table:style-name="ce1" office:value-type="string">
            <text:p>clouds.all</text:p>
          </table:table-cell>
        </table:table-row>
        <table:table-row table:style-name="ro1">
          <table:table-cell office:value-type="float" office:value="1346137200">
            <text:p>1346137200</text:p>
          </table:table-cell>
          <table:table-cell table:formula="of:=([.A2]/60/60 +7)/24+25569" office:value-type="date" office:date-value="2012-08-28T14:00:00">
            <text:p>2012-08-28 14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09.png</text:p>
          </table:table-cell>
          <table:table-cell/>
          <table:table-cell table:formula="of:=MIN([.C2:.C5])" office:value-type="float" office:value="284">
            <text:p>284</text:p>
          </table:table-cell>
          <table:table-cell table:formula="of:=MAX([.D2:.D5])" office:value-type="float" office:value="290">
            <text:p>290</text:p>
          </table:table-cell>
          <table:table-cell/>
          <table:table-cell table:formula="of:=FLOOR(AVERAGE([.F2:.F5]);1)" office:value-type="float" office:value="69">
            <text:p>69</text:p>
          </table:table-cell>
        </table:table-row>
        <table:table-row table:style-name="ro1">
          <table:table-cell office:value-type="float" office:value="1346148000">
            <text:p>1346148000</text:p>
          </table:table-cell>
          <table:table-cell table:formula="of:=([.A3]/60/60 +7)/24+25569" office:value-type="date" office:date-value="2012-08-28T17:00:00">
            <text:p>2012-08-28 17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09.png</text:p>
          </table:table-cell>
          <table:table-cell table:number-columns-repeated="5"/>
        </table:table-row>
        <table:table-row table:style-name="ro1">
          <table:table-cell office:value-type="float" office:value="1346158800">
            <text:p>1346158800</text:p>
          </table:table-cell>
          <table:table-cell table:formula="of:=([.A4]/60/60 +7)/24+25569" office:value-type="date" office:date-value="2012-08-28T20:00:00">
            <text:p>2012-08-28 20:00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169600">
            <text:p>1346169600</text:p>
          </table:table-cell>
          <table:table-cell table:formula="of:=([.A5]/60/60 +7)/24+25569" office:value-type="date" office:date-value="2012-08-28T23:00:00">
            <text:p>2012-08-28 23:00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180400">
            <text:p>1346180400</text:p>
          </table:table-cell>
          <table:table-cell table:formula="of:=([.A6]/60/60 +7)/24+25569" office:value-type="date" office:date-value="2012-08-29T02:00:00">
            <text:p>2012-08-29 02:0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/>
          <table:table-cell table:formula="of:=MIN([.C6:.C13])" office:value-type="float" office:value="281">
            <text:p>281</text:p>
          </table:table-cell>
          <table:table-cell table:formula="of:=MAX([.D6:.D13])" office:value-type="float" office:value="295">
            <text:p>295</text:p>
          </table:table-cell>
          <table:table-cell table:formula="of:=SUM([.E7:.E8])/6" office:value-type="float" office:value="0.5">
            <text:p>0.5</text:p>
          </table:table-cell>
          <table:table-cell table:formula="of:=FLOOR(AVERAGE([.F6:.F13]);1)" office:value-type="float" office:value="17">
            <text:p>17</text:p>
          </table:table-cell>
        </table:table-row>
        <table:table-row table:style-name="ro1">
          <table:table-cell office:value-type="float" office:value="1346191200">
            <text:p>1346191200</text:p>
          </table:table-cell>
          <table:table-cell table:formula="of:=([.A7]/60/60 +7)/24+25569" office:value-type="date" office:date-value="2012-08-29T05:00:00">
            <text:p>2012-08-29 05:00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02000">
            <text:p>1346202000</text:p>
          </table:table-cell>
          <table:table-cell table:formula="of:=([.A8]/60/60 +7)/24+25569" office:value-type="date" office:date-value="2012-08-29T08:00:00">
            <text:p>2012-08-29 08:00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12800">
            <text:p>1346212800</text:p>
          </table:table-cell>
          <table:table-cell table:formula="of:=([.A9]/60/60 +7)/24+25569" office:value-type="date" office:date-value="2012-08-29T11:00:00">
            <text:p>2012-08-29 11:00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23600">
            <text:p>1346223600</text:p>
          </table:table-cell>
          <table:table-cell table:formula="of:=([.A10]/60/60 +7)/24+25569" office:value-type="date" office:date-value="2012-08-29T14:00:00">
            <text:p>2012-08-29 14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34400">
            <text:p>1346234400</text:p>
          </table:table-cell>
          <table:table-cell table:formula="of:=([.A11]/60/60 +7)/24+25569" office:value-type="date" office:date-value="2012-08-29T17:00:00">
            <text:p>2012-08-29 17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1">
          <table:table-cell office:value-type="float" office:value="1346245200">
            <text:p>1346245200</text:p>
          </table:table-cell>
          <table:table-cell table:formula="of:=([.A12]/60/60 +7)/24+25569" office:value-type="date" office:date-value="2012-08-29T20:00:00">
            <text:p>2012-08-29 20:00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256000">
            <text:p>1346256000</text:p>
          </table:table-cell>
          <table:table-cell table:formula="of:=([.A13]/60/60 +7)/24+25569" office:value-type="date" office:date-value="2012-08-29T23:00:00">
            <text:p>2012-08-29 23:00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266800">
            <text:p>1346266800</text:p>
          </table:table-cell>
          <table:table-cell table:formula="of:=([.A14]/60/60 +7)/24+25569" office:value-type="date" office:date-value="2012-08-30T02:00:00">
            <text:p>2012-08-30 02:00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04.png</text:p>
          </table:table-cell>
          <table:table-cell/>
          <table:table-cell table:formula="of:=MIN([.C14:.C21])" office:value-type="float" office:value="283">
            <text:p>283</text:p>
          </table:table-cell>
          <table:table-cell table:formula="of:=MAX([.D14:.D21])" office:value-type="float" office:value="298">
            <text:p>298</text:p>
          </table:table-cell>
          <table:table-cell/>
          <table:table-cell table:formula="of:=FLOOR(AVERAGE([.F14:.F21]);1)" office:value-type="float" office:value="42">
            <text:p>42</text:p>
          </table:table-cell>
        </table:table-row>
        <table:table-row table:style-name="ro1">
          <table:table-cell office:value-type="float" office:value="1346277600">
            <text:p>1346277600</text:p>
          </table:table-cell>
          <table:table-cell table:formula="of:=([.A15]/60/60 +7)/24+25569" office:value-type="date" office:date-value="2012-08-30T05:00:00">
            <text:p>2012-08-30 05:00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288400">
            <text:p>1346288400</text:p>
          </table:table-cell>
          <table:table-cell table:formula="of:=([.A16]/60/60 +7)/24+25569" office:value-type="date" office:date-value="2012-08-30T08:00:00">
            <text:p>2012-08-30 08:00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299200">
            <text:p>1346299200</text:p>
          </table:table-cell>
          <table:table-cell table:formula="of:=([.A17]/60/60 +7)/24+25569" office:value-type="date" office:date-value="2012-08-30T11:00:00">
            <text:p>2012-08-30 11:00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10000">
            <text:p>1346310000</text:p>
          </table:table-cell>
          <table:table-cell table:formula="of:=([.A18]/60/60 +7)/24+25569" office:value-type="date" office:date-value="2012-08-30T14:00:00">
            <text:p>2012-08-30 14:00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20800">
            <text:p>1346320800</text:p>
          </table:table-cell>
          <table:table-cell table:formula="of:=([.A19]/60/60 +7)/24+25569" office:value-type="date" office:date-value="2012-08-30T17:00:00">
            <text:p>2012-08-30 17:00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31600">
            <text:p>1346331600</text:p>
          </table:table-cell>
          <table:table-cell table:formula="of:=([.A20]/60/60 +7)/24+25569" office:value-type="date" office:date-value="2012-08-30T20:00:00">
            <text:p>2012-08-30 20:0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342400">
            <text:p>1346342400</text:p>
          </table:table-cell>
          <table:table-cell table:formula="of:=([.A21]/60/60 +7)/24+25569" office:value-type="date" office:date-value="2012-08-30T23:00:00">
            <text:p>2012-08-30 23:00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353200">
            <text:p>1346353200</text:p>
          </table:table-cell>
          <table:table-cell table:formula="of:=([.A22]/60/60 +7)/24+25569" office:value-type="date" office:date-value="2012-08-31T02:00:00">
            <text:p>2012-08-31 02:00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04.png</text:p>
          </table:table-cell>
          <table:table-cell/>
          <table:table-cell table:formula="of:=MIN([.C22:.C29])" office:value-type="float" office:value="287">
            <text:p>287</text:p>
          </table:table-cell>
          <table:table-cell table:formula="of:=MAX([.D22:.D29])" office:value-type="float" office:value="299">
            <text:p>299</text:p>
          </table:table-cell>
          <table:table-cell/>
          <table:table-cell table:formula="of:=FLOOR(AVERAGE([.F22:.F29]);1)" office:value-type="float" office:value="65">
            <text:p>65</text:p>
          </table:table-cell>
        </table:table-row>
        <table:table-row table:style-name="ro1">
          <table:table-cell office:value-type="float" office:value="1346364000">
            <text:p>1346364000</text:p>
          </table:table-cell>
          <table:table-cell table:formula="of:=([.A23]/60/60 +7)/24+25569" office:value-type="date" office:date-value="2012-08-31T05:00:00">
            <text:p>2012-08-31 05:0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374800">
            <text:p>1346374800</text:p>
          </table:table-cell>
          <table:table-cell table:formula="of:=([.A24]/60/60 +7)/24+25569" office:value-type="date" office:date-value="2012-08-31T08:00:00">
            <text:p>2012-08-31 08:00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1">
          <table:table-cell office:value-type="float" office:value="1346385600">
            <text:p>1346385600</text:p>
          </table:table-cell>
          <table:table-cell table:formula="of:=([.A25]/60/60 +7)/24+25569" office:value-type="date" office:date-value="2012-08-31T11:00:00">
            <text:p>2012-08-31 11:00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96400">
            <text:p>1346396400</text:p>
          </table:table-cell>
          <table:table-cell table:formula="of:=([.A26]/60/60 +7)/24+25569" office:value-type="date" office:date-value="2012-08-31T14:00:00">
            <text:p>2012-08-31 14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07200">
            <text:p>1346407200</text:p>
          </table:table-cell>
          <table:table-cell table:formula="of:=([.A27]/60/60 +7)/24+25569" office:value-type="date" office:date-value="2012-08-31T17:00:00">
            <text:p>2012-08-31 17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18000">
            <text:p>1346418000</text:p>
          </table:table-cell>
          <table:table-cell table:formula="of:=([.A28]/60/60 +7)/24+25569" office:value-type="date" office:date-value="2012-08-31T20:00:00">
            <text:p>2012-08-31 20: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28800">
            <text:p>1346428800</text:p>
          </table:table-cell>
          <table:table-cell table:formula="of:=([.A29]/60/60 +7)/24+25569" office:value-type="date" office:date-value="2012-08-31T23:00:00">
            <text:p>2012-08-31 23:00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39600">
            <text:p>1346439600</text:p>
          </table:table-cell>
          <table:table-cell table:formula="of:=([.A30]/60/60 +7)/24+25569" office:value-type="date" office:date-value="2012-09-01T02:00:00">
            <text:p>2012-09-01 02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50400">
            <text:p>1346450400</text:p>
          </table:table-cell>
          <table:table-cell table:formula="of:=([.A31]/60/60 +7)/24+25569" office:value-type="date" office:date-value="2012-09-01T05:00:00">
            <text:p>2012-09-01 05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61200">
            <text:p>1346461200</text:p>
          </table:table-cell>
          <table:table-cell table:formula="of:=([.A32]/60/60 +7)/24+25569" office:value-type="date" office:date-value="2012-09-01T08:00:00">
            <text:p>2012-09-01 08:00</text:p>
          </table:table-cell>
          <table:table-cell table:number-columns-repeated="10"/>
        </table:table-row>
        <table:table-row table:style-name="ro1">
          <table:table-cell/>
          <table:table-cell table:formula="of:=([.A33]/60/60 +7)/24+25569" office:value-type="date" office:date-value="1970-01-01T07:00:00">
            <text:p>1970-01-01 07:00</text:p>
          </table:table-cell>
          <table:table-cell table:number-columns-repeated="10"/>
        </table:table-row>
        <table:table-row table:style-name="ro1">
          <table:table-cell/>
          <table:table-cell table:formula="of:=([.A34]/60/60 +7)/24+25569" office:value-type="date" office:date-value="1970-01-01T07:00:00">
            <text:p>1970-01-01 07:00</text:p>
          </table:table-cell>
          <table:table-cell table:number-columns-repeated="10"/>
        </table:table-row>
      </table:table>
      <table:table table:name="API 2.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4">
          <table:table-cell table:style-name="ce4" office:value-type="string">
            <text:p>dt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temp_min</text:p>
          </table:table-cell>
          <table:table-cell table:style-name="ce4" office:value-type="string">
            <text:p>temp_max</text:p>
          </table:table-cell>
          <table:table-cell table:style-name="ce4" office:value-type="string">
            <text:p>rain.3h</text:p>
          </table:table-cell>
          <table:table-cell table:style-name="ce4" office:value-type="string">
            <text:p>clouds.all</text:p>
          </table:table-cell>
          <table:table-cell table:style-name="ce4" office:value-type="string">
            <text:p>weather</text:p>
          </table:table-cell>
          <table:table-cell/>
          <table:table-cell table:style-name="ce4" office:value-type="string">
            <text:p>temp_min</text:p>
          </table:table-cell>
          <table:table-cell table:style-name="ce4" office:value-type="string">
            <text:p>temp_max</text:p>
          </table:table-cell>
          <table:table-cell table:style-name="ce4" office:value-type="string">
            <text:p>rain.1h</text:p>
          </table:table-cell>
          <table:table-cell table:style-name="ce4" office:value-type="string">
            <text:p>clouds.all</text:p>
          </table:table-cell>
          <table:table-cell table:style-name="ce4" office:value-type="string">
            <text:p>weather</text:p>
          </table:table-cell>
          <table:table-cell table:number-columns-repeated="1011"/>
        </table:table-row>
        <table:table-row table:style-name="ro1">
          <table:table-cell table:style-name="ce5" office:value-type="float" office:value="1347584400">
            <text:p>1347584400</text:p>
          </table:table-cell>
          <table:table-cell table:style-name="ce7" table:formula="of:=([.A2]/60/60 +7)/24+25569" office:value-type="date" office:date-value="2012-09-14T08:00:00">
            <text:p>2012-09-14 08:00</text:p>
          </table:table-cell>
          <table:table-cell table:style-name="ce5" office:value-type="float" office:value="278.9">
            <text:p>278.9</text:p>
          </table:table-cell>
          <table:table-cell table:style-name="ce5" office:value-type="float" office:value="282.1">
            <text:p>282.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00">
            <text:p>800</text:p>
          </table:table-cell>
          <table:table-cell table:style-name="ce5"/>
          <table:table-cell table:style-name="ce5" table:formula="of:=MIN([.C2:.C7])" office:value-type="float" office:value="278.9">
            <text:p>278.9</text:p>
          </table:table-cell>
          <table:table-cell table:style-name="ce5" table:formula="of:=MAX([.D2:.D7])" office:value-type="float" office:value="288.5">
            <text:p>288.5</text:p>
          </table:table-cell>
          <table:table-cell table:style-name="ce11" table:formula="of:=SUM([.E2:.E7])/COUNTA([.E2:.E7])/3" office:value-type="float" office:value="0.0983333333333333">
            <text:p>0.10</text:p>
          </table:table-cell>
          <table:table-cell table:style-name="ce5" table:formula="of:=FLOOR(AVERAGE([.F2:.F7]);1)" office:value-type="float" office:value="76">
            <text:p>76</text:p>
          </table:table-cell>
          <table:table-cell table:style-name="ce13" office:value-type="string">
            <text:p>804, 500</text:p>
          </table:table-cell>
          <table:table-cell table:style-name="ce5" table:number-columns-repeated="1011"/>
        </table:table-row>
        <table:table-row table:style-name="ro1">
          <table:table-cell office:value-type="float" office:value="1347595200">
            <text:p>1347595200</text:p>
          </table:table-cell>
          <table:table-cell table:style-name="ce8" table:formula="of:=([.A3]/60/60 +7)/24+25569" office:value-type="date" office:date-value="2012-09-14T11:00:00">
            <text:p>2012-09-14 11:00</text:p>
          </table:table-cell>
          <table:table-cell office:value-type="float" office:value="278.9">
            <text:p>278.9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float" office:value="1347606000">
            <text:p>1347606000</text:p>
          </table:table-cell>
          <table:table-cell table:style-name="ce8" table:formula="of:=([.A4]/60/60 +7)/24+25569" office:value-type="date" office:date-value="2012-09-14T14:00:00">
            <text:p>2012-09-14 14:00</text:p>
          </table:table-cell>
          <table:table-cell office:value-type="float" office:value="287.5">
            <text:p>287.5</text:p>
          </table:table-cell>
          <table:table-cell office:value-type="float" office:value="288.5">
            <text:p>288.5</text:p>
          </table:table-cell>
          <table:table-cell office:value-type="float" office:value="0.57">
            <text:p>0.57</text:p>
          </table:table-cell>
          <table:table-cell office:value-type="float" office:value="87">
            <text:p>87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616800">
            <text:p>1347616800</text:p>
          </table:table-cell>
          <table:table-cell table:style-name="ce8" table:formula="of:=([.A5]/60/60 +7)/24+25569" office:value-type="date" office:date-value="2012-09-14T17:00:00">
            <text:p>2012-09-14 17:00</text:p>
          </table:table-cell>
          <table:table-cell office:value-type="float" office:value="285.8">
            <text:p>285.8</text:p>
          </table:table-cell>
          <table:table-cell office:value-type="float" office:value="288.5">
            <text:p>288.5</text:p>
          </table:table-cell>
          <table:table-cell office:value-type="float" office:value="1.2">
            <text:p>1.2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627600">
            <text:p>1347627600</text:p>
          </table:table-cell>
          <table:table-cell table:style-name="ce8" table:formula="of:=([.A6]/60/60 +7)/24+25569" office:value-type="date" office:date-value="2012-09-14T20:00:00">
            <text:p>2012-09-14 20:00</text:p>
          </table:table-cell>
          <table:table-cell office:value-type="float" office:value="281.2">
            <text:p>281.2</text:p>
          </table:table-cell>
          <table:table-cell office:value-type="float" office:value="285.7">
            <text:p>285.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table:style-name="ce6" office:value-type="float" office:value="1347638400">
            <text:p>1347638400</text:p>
          </table:table-cell>
          <table:table-cell table:style-name="ce10" table:formula="of:=([.A7]/60/60 +7)/24+25569" office:value-type="date" office:date-value="2012-09-14T23:00:00">
            <text:p>2012-09-14 23:00</text:p>
          </table:table-cell>
          <table:table-cell table:style-name="ce6" office:value-type="float" office:value="279.4">
            <text:p>279.4</text:p>
          </table:table-cell>
          <table:table-cell table:style-name="ce6" office:value-type="float" office:value="285.7">
            <text:p>285.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00">
            <text:p>800</text:p>
          </table:table-cell>
          <table:table-cell table:style-name="ce6" table:number-columns-repeated="1017"/>
        </table:table-row>
        <table:table-row table:style-name="ro1">
          <table:table-cell office:value-type="float" office:value="1347649200">
            <text:p>1347649200</text:p>
          </table:table-cell>
          <table:table-cell table:style-name="ce8" table:formula="of:=([.A8]/60/60 +7)/24+25569" office:value-type="date" office:date-value="2012-09-15T02:00:00">
            <text:p>2012-09-15 02:00</text:p>
          </table:table-cell>
          <table:table-cell office:value-type="float" office:value="278.3">
            <text:p>278.3</text:p>
          </table:table-cell>
          <table:table-cell office:value-type="float" office:value="279.4">
            <text:p>279.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00">
            <text:p>800</text:p>
          </table:table-cell>
          <table:table-cell/>
          <table:table-cell table:formula="of:=MIN([.C8:.C15])" office:value-type="float" office:value="278.3">
            <text:p>278.3</text:p>
          </table:table-cell>
          <table:table-cell table:formula="of:=MAX([.D8:.D15])" office:value-type="float" office:value="281.8">
            <text:p>281.8</text:p>
          </table:table-cell>
          <table:table-cell table:style-name="ce12" table:formula="of:=SUM([.E8:.E15])/COUNTA([.E8:.E15])/3" office:value-type="float" office:value="0.145833333333333">
            <text:p>0.15</text:p>
          </table:table-cell>
          <table:table-cell table:formula="of:=FLOOR(AVERAGE([.F8:.F15]);1)" office:value-type="float" office:value="85">
            <text:p>85</text:p>
          </table:table-cell>
          <table:table-cell table:style-name="ce14" office:value-type="string">
            <text:p>804, 500</text:p>
          </table:table-cell>
          <table:table-cell table:number-columns-repeated="1011"/>
        </table:table-row>
        <table:table-row table:style-name="ro1">
          <table:table-cell office:value-type="float" office:value="1347660000">
            <text:p>1347660000</text:p>
          </table:table-cell>
          <table:table-cell table:style-name="ce8" table:formula="of:=([.A9]/60/60 +7)/24+25569" office:value-type="date" office:date-value="2012-09-15T05:00:00">
            <text:p>2012-09-15 05:00</text:p>
          </table:table-cell>
          <table:table-cell office:value-type="float" office:value="278.3">
            <text:p>278.3</text:p>
          </table:table-cell>
          <table:table-cell office:value-type="float" office:value="279.5">
            <text:p>279.5</text:p>
          </table:table-cell>
          <table:table-cell office:value-type="float" office:value="0.2">
            <text:p>0.2</text:p>
          </table:table-cell>
          <table:table-cell office:value-type="float" office:value="77">
            <text:p>77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1">
          <table:table-cell office:value-type="float" office:value="1347670800">
            <text:p>1347670800</text:p>
          </table:table-cell>
          <table:table-cell table:style-name="ce8" table:formula="of:=([.A10]/60/60 +7)/24+25569" office:value-type="date" office:date-value="2012-09-15T08:00:00">
            <text:p>2012-09-15 08:00</text:p>
          </table:table-cell>
          <table:table-cell office:value-type="float" office:value="279.2">
            <text:p>279.2</text:p>
          </table:table-cell>
          <table:table-cell office:value-type="float" office:value="279.5">
            <text:p>279.5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681600">
            <text:p>1347681600</text:p>
          </table:table-cell>
          <table:table-cell table:style-name="ce8" table:formula="of:=([.A11]/60/60 +7)/24+25569" office:value-type="date" office:date-value="2012-09-15T11:00:00">
            <text:p>2012-09-15 11:00</text:p>
          </table:table-cell>
          <table:table-cell office:value-type="float" office:value="279.2">
            <text:p>279.2</text:p>
          </table:table-cell>
          <table:table-cell office:value-type="float" office:value="280.9">
            <text:p>280.9</text:p>
          </table:table-cell>
          <table:table-cell office:value-type="float" office:value="1.3">
            <text:p>1.3</text:p>
          </table:table-cell>
          <table:table-cell office:value-type="float" office:value="96">
            <text:p>96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692400">
            <text:p>1347692400</text:p>
          </table:table-cell>
          <table:table-cell table:style-name="ce8" table:formula="of:=([.A12]/60/60 +7)/24+25569" office:value-type="date" office:date-value="2012-09-15T14:00:00">
            <text:p>2012-09-15 14:00</text:p>
          </table:table-cell>
          <table:table-cell office:value-type="float" office:value="280.6">
            <text:p>280.6</text:p>
          </table:table-cell>
          <table:table-cell office:value-type="float" office:value="281">
            <text:p>281</text:p>
          </table:table-cell>
          <table:table-cell office:value-type="float" office:value="0.3">
            <text:p>0.3</text:p>
          </table:table-cell>
          <table:table-cell office:value-type="float" office:value="98">
            <text:p>98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703200">
            <text:p>1347703200</text:p>
          </table:table-cell>
          <table:table-cell table:style-name="ce8" table:formula="of:=([.A13]/60/60 +7)/24+25569" office:value-type="date" office:date-value="2012-09-15T17:00:00">
            <text:p>2012-09-15 17:00</text:p>
          </table:table-cell>
          <table:table-cell office:value-type="float" office:value="280.6">
            <text:p>280.6</text:p>
          </table:table-cell>
          <table:table-cell office:value-type="float" office:value="281.8">
            <text:p>281.8</text:p>
          </table:table-cell>
          <table:table-cell office:value-type="float" office:value="0.5">
            <text:p>0.5</text:p>
          </table:table-cell>
          <table:table-cell office:value-type="float" office:value="98">
            <text:p>98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714000">
            <text:p>1347714000</text:p>
          </table:table-cell>
          <table:table-cell table:style-name="ce8" table:formula="of:=([.A14]/60/60 +7)/24+25569" office:value-type="date" office:date-value="2012-09-15T20:00:00">
            <text:p>2012-09-15 20:00</text:p>
          </table:table-cell>
          <table:table-cell office:value-type="float" office:value="280.7">
            <text:p>280.7</text:p>
          </table:table-cell>
          <table:table-cell office:value-type="float" office:value="281.8">
            <text:p>281.8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1">
          <table:table-cell table:style-name="ce6" office:value-type="float" office:value="1347724800">
            <text:p>1347724800</text:p>
          </table:table-cell>
          <table:table-cell table:style-name="ce10" table:formula="of:=([.A15]/60/60 +7)/24+25569" office:value-type="date" office:date-value="2012-09-15T23:00:00">
            <text:p>2012-09-15 23:00</text:p>
          </table:table-cell>
          <table:table-cell table:style-name="ce6" office:value-type="float" office:value="278.8">
            <text:p>278.8</text:p>
          </table:table-cell>
          <table:table-cell table:style-name="ce6" office:value-type="float" office:value="281.8">
            <text:p>281.8</text:p>
          </table:table-cell>
          <table:table-cell table:style-name="ce6" office:value-type="float" office:value="0.1">
            <text:p>0.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03">
            <text:p>803</text:p>
          </table:table-cell>
          <table:table-cell table:style-name="ce6" table:number-columns-repeated="1017"/>
        </table:table-row>
        <table:table-row table:style-name="ro1">
          <table:table-cell office:value-type="float" office:value="1347735600">
            <text:p>1347735600</text:p>
          </table:table-cell>
          <table:table-cell table:style-name="ce8" table:formula="of:=([.A16]/60/60 +7)/24+25569" office:value-type="date" office:date-value="2012-09-16T02:00:00">
            <text:p>2012-09-16 02:00</text:p>
          </table:table-cell>
          <table:table-cell office:value-type="float" office:value="278.2">
            <text:p>278.2</text:p>
          </table:table-cell>
          <table:table-cell office:value-type="float" office:value="278.8">
            <text:p>278.8</text:p>
          </table:table-cell>
          <table:table-cell/>
          <table:table-cell office:value-type="float" office:value="67">
            <text:p>67</text:p>
          </table:table-cell>
          <table:table-cell office:value-type="float" office:value="803">
            <text:p>803</text:p>
          </table:table-cell>
          <table:table-cell/>
          <table:table-cell table:formula="of:=MIN([.C16:.C23])" office:value-type="float" office:value="278.2">
            <text:p>278.2</text:p>
          </table:table-cell>
          <table:table-cell table:formula="of:=MAX([.D16:.D23])" office:value-type="float" office:value="285.5">
            <text:p>285.5</text:p>
          </table:table-cell>
          <table:table-cell table:style-name="ce12" table:formula="of:=SUM([.E16:.E23])/COUNTA([.E16:.E23])/3" office:value-type="float" office:value="0.472857142857143">
            <text:p>0.47</text:p>
          </table:table-cell>
          <table:table-cell table:formula="of:=FLOOR(AVERAGE([.F16:.F23]);1)" office:value-type="float" office:value="82">
            <text:p>82</text:p>
          </table:table-cell>
          <table:table-cell table:style-name="ce14" office:value-type="string">
            <text:p>804, 501</text:p>
          </table:table-cell>
          <table:table-cell table:number-columns-repeated="1011"/>
        </table:table-row>
        <table:table-row table:style-name="ro1">
          <table:table-cell office:value-type="float" office:value="1347746400">
            <text:p>1347746400</text:p>
          </table:table-cell>
          <table:table-cell table:style-name="ce8" table:formula="of:=([.A17]/60/60 +7)/24+25569" office:value-type="date" office:date-value="2012-09-16T05:00:00">
            <text:p>2012-09-16 05:00</text:p>
          </table:table-cell>
          <table:table-cell office:value-type="float" office:value="278.2">
            <text:p>278.2</text:p>
          </table:table-cell>
          <table:table-cell office:value-type="float" office:value="279.4">
            <text:p>279.4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1">
          <table:table-cell office:value-type="float" office:value="1347757200">
            <text:p>1347757200</text:p>
          </table:table-cell>
          <table:table-cell table:style-name="ce8" table:formula="of:=([.A18]/60/60 +7)/24+25569" office:value-type="date" office:date-value="2012-09-16T08:00:00">
            <text:p>2012-09-16 08:00</text:p>
          </table:table-cell>
          <table:table-cell office:value-type="float" office:value="279.5">
            <text:p>279.5</text:p>
          </table:table-cell>
          <table:table-cell office:value-type="float" office:value="281.4">
            <text:p>281.4</text:p>
          </table:table-cell>
          <table:table-cell office:value-type="float" office:value="0.13">
            <text:p>0.13</text:p>
          </table:table-cell>
          <table:table-cell office:value-type="float" office:value="96">
            <text:p>96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768000">
            <text:p>1347768000</text:p>
          </table:table-cell>
          <table:table-cell table:style-name="ce8" table:formula="of:=([.A19]/60/60 +7)/24+25569" office:value-type="date" office:date-value="2012-09-16T11:00:00">
            <text:p>2012-09-16 11:00</text:p>
          </table:table-cell>
          <table:table-cell office:value-type="float" office:value="279.5">
            <text:p>279.5</text:p>
          </table:table-cell>
          <table:table-cell office:value-type="float" office:value="283.4">
            <text:p>283.4</text:p>
          </table:table-cell>
          <table:table-cell office:value-type="float" office:value="1.3">
            <text:p>1.3</text:p>
          </table:table-cell>
          <table:table-cell office:value-type="float" office:value="97">
            <text:p>97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778800">
            <text:p>1347778800</text:p>
          </table:table-cell>
          <table:table-cell table:style-name="ce8" table:formula="of:=([.A20]/60/60 +7)/24+25569" office:value-type="date" office:date-value="2012-09-16T14:00:00">
            <text:p>2012-09-16 14:00</text:p>
          </table:table-cell>
          <table:table-cell office:value-type="float" office:value="283.3">
            <text:p>283.3</text:p>
          </table:table-cell>
          <table:table-cell office:value-type="float" office:value="285.1">
            <text:p>285.1</text:p>
          </table:table-cell>
          <table:table-cell office:value-type="float" office:value="3.8">
            <text:p>3.8</text:p>
          </table:table-cell>
          <table:table-cell office:value-type="float" office:value="99">
            <text:p>99</text:p>
          </table:table-cell>
          <table:table-cell office:value-type="float" office:value="501">
            <text:p>501</text:p>
          </table:table-cell>
          <table:table-cell table:number-columns-repeated="1017"/>
        </table:table-row>
        <table:table-row table:style-name="ro1">
          <table:table-cell office:value-type="float" office:value="1347789600">
            <text:p>1347789600</text:p>
          </table:table-cell>
          <table:table-cell table:style-name="ce8" table:formula="of:=([.A21]/60/60 +7)/24+25569" office:value-type="date" office:date-value="2012-09-16T17:00:00">
            <text:p>2012-09-16 17:00</text:p>
          </table:table-cell>
          <table:table-cell office:value-type="float" office:value="283.3">
            <text:p>283.3</text:p>
          </table:table-cell>
          <table:table-cell office:value-type="float" office:value="285.5">
            <text:p>285.5</text:p>
          </table:table-cell>
          <table:table-cell office:value-type="float" office:value="4.6">
            <text:p>4.6</text:p>
          </table:table-cell>
          <table:table-cell office:value-type="float" office:value="97">
            <text:p>97</text:p>
          </table:table-cell>
          <table:table-cell office:value-type="float" office:value="501">
            <text:p>501</text:p>
          </table:table-cell>
          <table:table-cell table:number-columns-repeated="1017"/>
        </table:table-row>
        <table:table-row table:style-name="ro1">
          <table:table-cell office:value-type="float" office:value="1347800400">
            <text:p>1347800400</text:p>
          </table:table-cell>
          <table:table-cell table:style-name="ce8" table:formula="of:=([.A22]/60/60 +7)/24+25569" office:value-type="date" office:date-value="2012-09-16T20:00:00">
            <text:p>2012-09-16 20:00</text:p>
          </table:table-cell>
          <table:table-cell office:value-type="float" office:value="281.5">
            <text:p>281.5</text:p>
          </table:table-cell>
          <table:table-cell office:value-type="float" office:value="284.1">
            <text:p>284.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table:style-name="ce6" office:value-type="float" office:value="1347811200">
            <text:p>1347811200</text:p>
          </table:table-cell>
          <table:table-cell table:style-name="ce10" table:formula="of:=([.A23]/60/60 +7)/24+25569" office:value-type="date" office:date-value="2012-09-16T23:00:00">
            <text:p>2012-09-16 23:00</text:p>
          </table:table-cell>
          <table:table-cell table:style-name="ce6" office:value-type="float" office:value="278.3">
            <text:p>278.3</text:p>
          </table:table-cell>
          <table:table-cell table:style-name="ce6" office:value-type="float" office:value="284.1">
            <text:p>284.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800">
            <text:p>800</text:p>
          </table:table-cell>
          <table:table-cell table:style-name="ce6" table:number-columns-repeated="1017"/>
        </table:table-row>
        <table:table-row table:style-name="ro1">
          <table:table-cell office:value-type="float" office:value="1347822000">
            <text:p>1347822000</text:p>
          </table:table-cell>
          <table:table-cell table:style-name="ce8" table:formula="of:=([.A24]/60/60 +7)/24+25569" office:value-type="date" office:date-value="2012-09-17T02:00:00">
            <text:p>2012-09-17 02:00</text:p>
          </table:table-cell>
          <table:table-cell office:value-type="float" office:value="277.2">
            <text:p>277.2</text:p>
          </table:table-cell>
          <table:table-cell office:value-type="float" office:value="278.3">
            <text:p>278.3</text:p>
          </table:table-cell>
          <table:table-cell/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/>
          <table:table-cell table:formula="of:=MIN([.C24:.C31])" office:value-type="float" office:value="276.8">
            <text:p>276.8</text:p>
          </table:table-cell>
          <table:table-cell table:formula="of:=MAX([.D24:.D31])" office:value-type="float" office:value="287.9">
            <text:p>287.9</text:p>
          </table:table-cell>
          <table:table-cell table:style-name="ce12" table:formula="of:=SUM([.E24:.E31])/COUNTA([.E24:.E31])/3" office:value-type="float" office:value="0.36">
            <text:p>0.36</text:p>
          </table:table-cell>
          <table:table-cell table:formula="of:=FLOOR(AVERAGE([.F24:.F31]);1)" office:value-type="float" office:value="53">
            <text:p>53</text:p>
          </table:table-cell>
          <table:table-cell table:style-name="ce14" office:value-type="string">
            <text:p>804, 500</text:p>
          </table:table-cell>
          <table:table-cell table:number-columns-repeated="1011"/>
        </table:table-row>
        <table:table-row table:style-name="ro1">
          <table:table-cell office:value-type="float" office:value="1347832800">
            <text:p>1347832800</text:p>
          </table:table-cell>
          <table:table-cell table:style-name="ce8" table:formula="of:=([.A25]/60/60 +7)/24+25569" office:value-type="date" office:date-value="2012-09-17T05:00:00">
            <text:p>2012-09-17 05:00</text:p>
          </table:table-cell>
          <table:table-cell office:value-type="float" office:value="276.9">
            <text:p>276.9</text:p>
          </table:table-cell>
          <table:table-cell office:value-type="float" office:value="278.3">
            <text:p>278.3</text:p>
          </table:table-cell>
          <table:table-cell/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float" office:value="1347843600">
            <text:p>1347843600</text:p>
          </table:table-cell>
          <table:table-cell table:style-name="ce8" table:formula="of:=([.A26]/60/60 +7)/24+25569" office:value-type="date" office:date-value="2012-09-17T08:00:00">
            <text:p>2012-09-17 08:00</text:p>
          </table:table-cell>
          <table:table-cell office:value-type="float" office:value="276.8">
            <text:p>276.8</text:p>
          </table:table-cell>
          <table:table-cell office:value-type="float" office:value="280.5">
            <text:p>280.5</text:p>
          </table:table-cell>
          <table:table-cell/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float" office:value="1347854400">
            <text:p>1347854400</text:p>
          </table:table-cell>
          <table:table-cell table:style-name="ce8" table:formula="of:=([.A27]/60/60 +7)/24+25569" office:value-type="date" office:date-value="2012-09-17T11:00:00">
            <text:p>2012-09-17 11:00</text:p>
          </table:table-cell>
          <table:table-cell office:value-type="float" office:value="276.8">
            <text:p>276.8</text:p>
          </table:table-cell>
          <table:table-cell office:value-type="float" office:value="285.7">
            <text:p>285.7</text:p>
          </table:table-cell>
          <table:table-cell/>
          <table:table-cell office:value-type="float" office:value="32">
            <text:p>32</text:p>
          </table:table-cell>
          <table:table-cell office:value-type="float" office:value="802">
            <text:p>802</text:p>
          </table:table-cell>
          <table:table-cell table:number-columns-repeated="1017"/>
        </table:table-row>
        <table:table-row table:style-name="ro1">
          <table:table-cell office:value-type="float" office:value="1347865200">
            <text:p>1347865200</text:p>
          </table:table-cell>
          <table:table-cell table:style-name="ce8" table:formula="of:=([.A28]/60/60 +7)/24+25569" office:value-type="date" office:date-value="2012-09-17T14:00:00">
            <text:p>2012-09-17 14:00</text:p>
          </table:table-cell>
          <table:table-cell office:value-type="float" office:value="285.2">
            <text:p>285.2</text:p>
          </table:table-cell>
          <table:table-cell office:value-type="float" office:value="287.2">
            <text:p>287.2</text:p>
          </table:table-cell>
          <table:table-cell office:value-type="float" office:value="1.2">
            <text:p>1.2</text:p>
          </table:table-cell>
          <table:table-cell office:value-type="float" office:value="87">
            <text:p>87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876000">
            <text:p>1347876000</text:p>
          </table:table-cell>
          <table:table-cell table:style-name="ce8" table:formula="of:=([.A29]/60/60 +7)/24+25569" office:value-type="date" office:date-value="2012-09-17T17:00:00">
            <text:p>2012-09-17 17:00</text:p>
          </table:table-cell>
          <table:table-cell office:value-type="float" office:value="285.1">
            <text:p>285.1</text:p>
          </table:table-cell>
          <table:table-cell office:value-type="float" office:value="287.9">
            <text:p>287.9</text:p>
          </table:table-cell>
          <table:table-cell office:value-type="float" office:value="2.2">
            <text:p>2.2</text:p>
          </table:table-cell>
          <table:table-cell office:value-type="float" office:value="93">
            <text:p>93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886800">
            <text:p>1347886800</text:p>
          </table:table-cell>
          <table:table-cell table:style-name="ce8" table:formula="of:=([.A30]/60/60 +7)/24+25569" office:value-type="date" office:date-value="2012-09-17T20:00:00">
            <text:p>2012-09-17 20:00</text:p>
          </table:table-cell>
          <table:table-cell office:value-type="float" office:value="284.9">
            <text:p>284.9</text:p>
          </table:table-cell>
          <table:table-cell office:value-type="float" office:value="286.1">
            <text:p>286.1</text:p>
          </table:table-cell>
          <table:table-cell office:value-type="float" office:value="0.42">
            <text:p>0.42</text:p>
          </table:table-cell>
          <table:table-cell office:value-type="float" office:value="99">
            <text:p>99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table:style-name="ce6" office:value-type="float" office:value="1347897600">
            <text:p>1347897600</text:p>
          </table:table-cell>
          <table:table-cell table:style-name="ce10" table:formula="of:=([.A31]/60/60 +7)/24+25569" office:value-type="date" office:date-value="2012-09-17T23:00:00">
            <text:p>2012-09-17 23:00</text:p>
          </table:table-cell>
          <table:table-cell table:style-name="ce6" office:value-type="float" office:value="284.9">
            <text:p>284.9</text:p>
          </table:table-cell>
          <table:table-cell table:style-name="ce6" office:value-type="float" office:value="286.1">
            <text:p>286.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804">
            <text:p>804</text:p>
          </table:table-cell>
          <table:table-cell table:style-name="ce6" table:number-columns-repeated="1017"/>
        </table:table-row>
        <table:table-row table:style-name="ro1">
          <table:table-cell office:value-type="float" office:value="1347908400">
            <text:p>1347908400</text:p>
          </table:table-cell>
          <table:table-cell table:style-name="ce8" table:formula="of:=([.A32]/60/60 +7)/24+25569" office:value-type="date" office:date-value="2012-09-18T02:00:00">
            <text:p>2012-09-18 02:00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9"/>
          <table:table-cell table:style-name="ce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 </number:text>
    </number:date-style>
    <number:number-style style:name="N123">
      <number:number number:decimal-places="1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3T19:25:34</meta:creation-date>
    <meta:generator>LibreOffice/3.5$Linux_x86 LibreOffice_project/350m1$Build-2</meta:generator>
    <dc:date>2012-09-16T01:53:55</dc:date>
    <dc:creator>Denis Nelubin</dc:creator>
    <meta:editing-duration>P1DT20H31M56S</meta:editing-duration>
    <meta:editing-cycles>29</meta:editing-cycles>
    <meta:document-statistic meta:table-count="4" meta:cell-count="451" meta:object-count="0"/>
  </office:meta>
</office:document-meta>
</file>